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3.822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tabla-50913">
      <style:table-properties table:display="true" style:writing-mode="lr-tb"/>
    </style:style>
    <style:style style:name="ce1" style:family="table-cell" style:parent-style-name="Default">
      <style:table-cell-properties fo:background-color="#89beba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deeec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89beba" style:diagonal-bl-tr="none" style:diagonal-tl-br="none" fo:border="0.74pt solid #ffffff" fo:padding="0.071cm" style:rotation-align="none"/>
    </style:style>
    <style:style style:name="ce12" style:family="table-cell" style:parent-style-name="Default">
      <style:table-cell-properties style:glyph-orientation-vertical="0" fo:background-color="#89beba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eeec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34">
      <style:table-cell-properties style:glyph-orientation-vertical="0" fo:background-color="#f3f4f7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35">
      <style:table-cell-properties style:glyph-orientation-vertical="0" fo:background-color="#f3f4f7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3" table:default-cell-style-name="ce9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Indice de Precios de Consumo. Base 2021</text:p>
          </table:table-cell>
          <table:covered-table-cell table:number-columns-repeated="10" table:style-name="ce1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Resultados por comunidades autónomas</text:p>
          </table:table-cell>
          <table:covered-table-cell table:number-columns-repeated="10" table:style-name="ce2"/>
          <table:table-cell table:number-columns-repeated="1637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4" office:value-type="string" calcext:value-type="string" table:number-columns-spanned="11" table:number-rows-spanned="1">
            <text:p>Índices por comunidades autónomas: general y de grupos ECOICOP</text:p>
          </table:table-cell>
          <table:covered-table-cell table:number-columns-repeated="10" table:style-name="ce4"/>
          <table:table-cell table:number-columns-repeated="16373"/>
        </table:table-row>
        <table:table-row table:style-name="ro1">
          <table:table-cell table:style-name="ce5" office:value-type="string" calcext:value-type="string" table:number-columns-spanned="11" table:number-rows-spanned="1">
            <text:p>Unidades: Índice, Tasas</text:p>
          </table:table-cell>
          <table:covered-table-cell table:number-columns-repeated="10" table:style-name="ce5"/>
          <table:table-cell table:number-columns-repeated="1637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12" office:value-type="string" calcext:value-type="string">
            <text:p>Índice</text:p>
          </table:table-cell>
          <table:table-cell table:style-name="ce12" office:value-type="string" calcext:value-type="string">
            <text:p>Variación mensual</text:p>
          </table:table-cell>
          <table:table-cell table:style-name="ce12" office:value-type="string" calcext:value-type="string">
            <text:p>Variación en lo que va de año</text:p>
          </table:table-cell>
          <table:table-cell table:number-columns-repeated="16380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number-columns-repeated="3" table:style-name="ce8" office:value-type="string" calcext:value-type="string">
            <text:p>2024M1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Nacional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726" calcext:value-type="float">
            <text:p>115,726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058" calcext:value-type="float">
            <text:p>130,058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555" calcext:value-type="float">
            <text:p>116,55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4.4" calcext:value-type="float">
            <text:p>4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9.916" calcext:value-type="float">
            <text:p>109,916</text:p>
          </table:table-cell>
          <table:table-cell table:style-name="ce11" office:value-type="float" office:value="8.5" calcext:value-type="float">
            <text:p>8,5</text:p>
          </table:table-cell>
          <table:table-cell table:style-name="ce11" office:value-type="float" office:value="-2.9" calcext:value-type="float">
            <text:p>-2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6.616" calcext:value-type="float">
            <text:p>106,61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2" calcext:value-type="float">
            <text:p>5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725" calcext:value-type="float">
            <text:p>112,72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5.497" calcext:value-type="float">
            <text:p>105,497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0.802" calcext:value-type="float">
            <text:p>110,802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3" calcext:value-type="float">
            <text:p>-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792" calcext:value-type="float">
            <text:p>100,792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9.633" calcext:value-type="float">
            <text:p>109,633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708" calcext:value-type="float">
            <text:p>107,708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0.764" calcext:value-type="float">
            <text:p>120,764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792" calcext:value-type="float">
            <text:p>112,79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3.1" calcext:value-type="float">
            <text:p>3,1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1 Andalucí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393" calcext:value-type="float">
            <text:p>116,393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1.107" calcext:value-type="float">
            <text:p>131,107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838" calcext:value-type="float">
            <text:p>116,838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7.812" calcext:value-type="float">
            <text:p>107,812</text:p>
          </table:table-cell>
          <table:table-cell table:style-name="ce11" office:value-type="float" office:value="9.3" calcext:value-type="float">
            <text:p>9,3</text:p>
          </table:table-cell>
          <table:table-cell table:style-name="ce11" office:value-type="float" office:value="-3.6" calcext:value-type="float">
            <text:p>-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322" calcext:value-type="float">
            <text:p>105,322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6.1" calcext:value-type="float">
            <text:p>6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431" calcext:value-type="float">
            <text:p>112,43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5.701" calcext:value-type="float">
            <text:p>105,701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1.1" calcext:value-type="float">
            <text:p>1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81" calcext:value-type="float">
            <text:p>111,81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6" calcext:value-type="float">
            <text:p>-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857" calcext:value-type="float">
            <text:p>100,857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261" calcext:value-type="float">
            <text:p>108,261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.1" calcext:value-type="float">
            <text:p>1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8.942" calcext:value-type="float">
            <text:p>108,942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2.071" calcext:value-type="float">
            <text:p>122,071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4.7" calcext:value-type="float">
            <text:p>4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1.812" calcext:value-type="float">
            <text:p>111,812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2 Aragón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91" calcext:value-type="float">
            <text:p>115,910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61" calcext:value-type="float">
            <text:p>130,610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2.7" calcext:value-type="float">
            <text:p>2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318" calcext:value-type="float">
            <text:p>116,318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4.5" calcext:value-type="float">
            <text:p>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2.261" calcext:value-type="float">
            <text:p>112,261</text:p>
          </table:table-cell>
          <table:table-cell table:style-name="ce11" office:value-type="float" office:value="10.2" calcext:value-type="float">
            <text:p>10,2</text:p>
          </table:table-cell>
          <table:table-cell table:style-name="ce11" office:value-type="float" office:value="-0.1" calcext:value-type="float">
            <text:p>-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8.509" calcext:value-type="float">
            <text:p>108,509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3" calcext:value-type="float">
            <text:p>5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832" calcext:value-type="float">
            <text:p>112,832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743" calcext:value-type="float">
            <text:p>106,743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0.665" calcext:value-type="float">
            <text:p>110,66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2" calcext:value-type="float">
            <text:p>-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892" calcext:value-type="float">
            <text:p>100,892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889" calcext:value-type="float">
            <text:p>108,889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9.704" calcext:value-type="float">
            <text:p>109,704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798" calcext:value-type="float">
            <text:p>118,798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4.5" calcext:value-type="float">
            <text:p>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075" calcext:value-type="float">
            <text:p>112,075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3" calcext:value-type="float">
            <text:p>3,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3 Asturias, Principado de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6" calcext:value-type="float">
            <text:p>115,60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8.91" calcext:value-type="float">
            <text:p>128,910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224" calcext:value-type="float">
            <text:p>116,224</text:p>
          </table:table-cell>
          <table:table-cell table:style-name="ce11" office:value-type="float" office:value="-0.5" calcext:value-type="float">
            <text:p>-0,5</text:p>
          </table:table-cell>
          <table:table-cell table:style-name="ce11" office:value-type="float" office:value="4.1" calcext:value-type="float">
            <text:p>4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8.686" calcext:value-type="float">
            <text:p>118,686</text:p>
          </table:table-cell>
          <table:table-cell table:style-name="ce11" office:value-type="float" office:value="10.8" calcext:value-type="float">
            <text:p>10,8</text:p>
          </table:table-cell>
          <table:table-cell table:style-name="ce11" office:value-type="float" office:value="3.2" calcext:value-type="float">
            <text:p>3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7.388" calcext:value-type="float">
            <text:p>107,388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4.8" calcext:value-type="float">
            <text:p>4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678" calcext:value-type="float">
            <text:p>112,678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3.419" calcext:value-type="float">
            <text:p>103,419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586" calcext:value-type="float">
            <text:p>111,586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-0.7" calcext:value-type="float">
            <text:p>-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381" calcext:value-type="float">
            <text:p>100,381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847" calcext:value-type="float">
            <text:p>108,847</text:p>
          </table:table-cell>
          <table:table-cell table:style-name="ce11" office:value-type="float" office:value="-1.2" calcext:value-type="float">
            <text:p>-1,2</text:p>
          </table:table-cell>
          <table:table-cell table:style-name="ce11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9.721" calcext:value-type="float">
            <text:p>109,721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554" calcext:value-type="float">
            <text:p>118,554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4.1" calcext:value-type="float">
            <text:p>4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846" calcext:value-type="float">
            <text:p>112,84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4 Balears, Illes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073" calcext:value-type="float">
            <text:p>116,073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272" calcext:value-type="float">
            <text:p>130,272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2.7" calcext:value-type="float">
            <text:p>2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873" calcext:value-type="float">
            <text:p>117,873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4.8" calcext:value-type="float">
            <text:p>4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6.782" calcext:value-type="float">
            <text:p>106,782</text:p>
          </table:table-cell>
          <table:table-cell table:style-name="ce11" office:value-type="float" office:value="7.1" calcext:value-type="float">
            <text:p>7,1</text:p>
          </table:table-cell>
          <table:table-cell table:style-name="ce11" office:value-type="float" office:value="-3.8" calcext:value-type="float">
            <text:p>-3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689" calcext:value-type="float">
            <text:p>105,689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4.7" calcext:value-type="float">
            <text:p>4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3.14" calcext:value-type="float">
            <text:p>113,14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10.98" calcext:value-type="float">
            <text:p>110,980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802" calcext:value-type="float">
            <text:p>112,80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1.475" calcext:value-type="float">
            <text:p>101,475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2.234" calcext:value-type="float">
            <text:p>112,234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8.174" calcext:value-type="float">
            <text:p>108,174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0.976" calcext:value-type="float">
            <text:p>120,976</text:p>
          </table:table-cell>
          <table:table-cell table:style-name="ce11" office:value-type="float" office:value="-3.1" calcext:value-type="float">
            <text:p>-3,1</text:p>
          </table:table-cell>
          <table:table-cell table:style-name="ce11" office:value-type="float" office:value="5.4" calcext:value-type="float">
            <text:p>5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4.866" calcext:value-type="float">
            <text:p>114,866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" calcext:value-type="float">
            <text:p>4,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5 Canarias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86" calcext:value-type="float">
            <text:p>115,86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6" calcext:value-type="float">
            <text:p>1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2.57" calcext:value-type="float">
            <text:p>132,57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3.056" calcext:value-type="float">
            <text:p>113,056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3.7" calcext:value-type="float">
            <text:p>3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4.631" calcext:value-type="float">
            <text:p>104,631</text:p>
          </table:table-cell>
          <table:table-cell table:style-name="ce11" office:value-type="float" office:value="17.2" calcext:value-type="float">
            <text:p>17,2</text:p>
          </table:table-cell>
          <table:table-cell table:style-name="ce11" office:value-type="float" office:value="-1.4" calcext:value-type="float">
            <text:p>-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743" calcext:value-type="float">
            <text:p>105,743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.1" calcext:value-type="float">
            <text:p>4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1.203" calcext:value-type="float">
            <text:p>111,203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5" calcext:value-type="float">
            <text:p>-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5.608" calcext:value-type="float">
            <text:p>105,608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3.181" calcext:value-type="float">
            <text:p>113,181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755" calcext:value-type="float">
            <text:p>100,755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513" calcext:value-type="float">
            <text:p>108,513</text:p>
          </table:table-cell>
          <table:table-cell table:style-name="ce11" office:value-type="float" office:value="-0.7" calcext:value-type="float">
            <text:p>-0,7</text:p>
          </table:table-cell>
          <table:table-cell table:style-name="ce11" office:value-type="float" office:value="0.6" calcext:value-type="float">
            <text:p>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9.583" calcext:value-type="float">
            <text:p>109,583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496" calcext:value-type="float">
            <text:p>121,496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186" calcext:value-type="float">
            <text:p>112,186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6 Cantabri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468" calcext:value-type="float">
            <text:p>115,468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9.71" calcext:value-type="float">
            <text:p>129,710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747" calcext:value-type="float">
            <text:p>117,747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5.5" calcext:value-type="float">
            <text:p>5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6.857" calcext:value-type="float">
            <text:p>106,857</text:p>
          </table:table-cell>
          <table:table-cell table:style-name="ce11" office:value-type="float" office:value="6.8" calcext:value-type="float">
            <text:p>6,8</text:p>
          </table:table-cell>
          <table:table-cell table:style-name="ce11" office:value-type="float" office:value="-4.5" calcext:value-type="float">
            <text:p>-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6.67" calcext:value-type="float">
            <text:p>106,67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09.889" calcext:value-type="float">
            <text:p>109,889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6" calcext:value-type="float">
            <text:p>-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5.152" calcext:value-type="float">
            <text:p>105,15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09.826" calcext:value-type="float">
            <text:p>109,826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-0.8" calcext:value-type="float">
            <text:p>-0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1.65" calcext:value-type="float">
            <text:p>101,650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1.035" calcext:value-type="float">
            <text:p>111,035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186" calcext:value-type="float">
            <text:p>107,186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2.1" calcext:value-type="float">
            <text:p>2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0.024" calcext:value-type="float">
            <text:p>120,024</text:p>
          </table:table-cell>
          <table:table-cell table:style-name="ce11" office:value-type="float" office:value="-0.8" calcext:value-type="float">
            <text:p>-0,8</text:p>
          </table:table-cell>
          <table:table-cell table:style-name="ce11" office:value-type="float" office:value="4.4" calcext:value-type="float">
            <text:p>4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3.942" calcext:value-type="float">
            <text:p>113,942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7 Castilla y León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376" calcext:value-type="float">
            <text:p>116,376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584" calcext:value-type="float">
            <text:p>130,584</text:p>
          </table:table-cell>
          <table:table-cell table:number-columns-repeated="2"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295" calcext:value-type="float">
            <text:p>116,29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.8" calcext:value-type="float">
            <text:p>4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0.622" calcext:value-type="float">
            <text:p>110,622</text:p>
          </table:table-cell>
          <table:table-cell table:style-name="ce11" office:value-type="float" office:value="10.1" calcext:value-type="float">
            <text:p>10,1</text:p>
          </table:table-cell>
          <table:table-cell table:style-name="ce11" office:value-type="float" office:value="-2.5" calcext:value-type="float">
            <text:p>-2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8.691" calcext:value-type="float">
            <text:p>108,691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4.4" calcext:value-type="float">
            <text:p>4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871" calcext:value-type="float">
            <text:p>112,871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4.079" calcext:value-type="float">
            <text:p>104,079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702" calcext:value-type="float">
            <text:p>111,702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-0.5" calcext:value-type="float">
            <text:p>-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798" calcext:value-type="float">
            <text:p>100,798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7.943" calcext:value-type="float">
            <text:p>107,943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1" calcext:value-type="float">
            <text:p>1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1.99" calcext:value-type="float">
            <text:p>101,99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3" calcext:value-type="float">
            <text:p>-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231" calcext:value-type="float">
            <text:p>121,231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3.9" calcext:value-type="float">
            <text:p>3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1.121" calcext:value-type="float">
            <text:p>111,12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8 Castilla - La Manch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7.425" calcext:value-type="float">
            <text:p>117,425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2.144" calcext:value-type="float">
            <text:p>132,144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869" calcext:value-type="float">
            <text:p>116,869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3.225" calcext:value-type="float">
            <text:p>113,225</text:p>
          </table:table-cell>
          <table:table-cell table:style-name="ce11" office:value-type="float" office:value="9.3" calcext:value-type="float">
            <text:p>9,3</text:p>
          </table:table-cell>
          <table:table-cell table:style-name="ce11" office:value-type="float" office:value="-1.4" calcext:value-type="float">
            <text:p>-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9.328" calcext:value-type="float">
            <text:p>109,328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116" calcext:value-type="float">
            <text:p>112,116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6" calcext:value-type="float">
            <text:p>-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4.853" calcext:value-type="float">
            <text:p>104,853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561" calcext:value-type="float">
            <text:p>111,561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7" calcext:value-type="float">
            <text:p>-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1.281" calcext:value-type="float">
            <text:p>101,281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6.809" calcext:value-type="float">
            <text:p>106,809</text:p>
          </table:table-cell>
          <table:table-cell table:style-name="ce11" office:value-type="float" office:value="-0.5" calcext:value-type="float">
            <text:p>-0,5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9.275" calcext:value-type="float">
            <text:p>109,275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994" calcext:value-type="float">
            <text:p>121,994</text:p>
          </table:table-cell>
          <table:table-cell table:style-name="ce11" office:value-type="float" office:value="-0.3" calcext:value-type="float">
            <text:p>-0,3</text:p>
          </table:table-cell>
          <table:table-cell table:style-name="ce11" office:value-type="float" office:value="3.9" calcext:value-type="float">
            <text:p>3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926" calcext:value-type="float">
            <text:p>112,926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2.8" calcext:value-type="float">
            <text:p>2,8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09 Cataluñ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125" calcext:value-type="float">
            <text:p>115,125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6.995" calcext:value-type="float">
            <text:p>126,995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075" calcext:value-type="float">
            <text:p>117,075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4.8" calcext:value-type="float">
            <text:p>4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1.596" calcext:value-type="float">
            <text:p>111,596</text:p>
          </table:table-cell>
          <table:table-cell table:style-name="ce11" office:value-type="float" office:value="7.2" calcext:value-type="float">
            <text:p>7,2</text:p>
          </table:table-cell>
          <table:table-cell table:style-name="ce11" office:value-type="float" office:value="-4.5" calcext:value-type="float">
            <text:p>-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7.492" calcext:value-type="float">
            <text:p>107,492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5.3" calcext:value-type="float">
            <text:p>5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992" calcext:value-type="float">
            <text:p>112,99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904" calcext:value-type="float">
            <text:p>106,904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56" calcext:value-type="float">
            <text:p>111,56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2" calcext:value-type="float">
            <text:p>-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578" calcext:value-type="float">
            <text:p>100,578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325" calcext:value-type="float">
            <text:p>110,325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" calcext:value-type="float">
            <text:p>1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738" calcext:value-type="float">
            <text:p>107,738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944" calcext:value-type="float">
            <text:p>118,944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5.2" calcext:value-type="float">
            <text:p>5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841" calcext:value-type="float">
            <text:p>112,84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3.9" calcext:value-type="float">
            <text:p>3,9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0 Comunitat Valencian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694" calcext:value-type="float">
            <text:p>115,694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254" calcext:value-type="float">
            <text:p>130,254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478" calcext:value-type="float">
            <text:p>116,478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5" calcext:value-type="float">
            <text:p>5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8.768" calcext:value-type="float">
            <text:p>108,768</text:p>
          </table:table-cell>
          <table:table-cell table:style-name="ce11" office:value-type="float" office:value="5" calcext:value-type="float">
            <text:p>5,0</text:p>
          </table:table-cell>
          <table:table-cell table:style-name="ce11" office:value-type="float" office:value="-4.2" calcext:value-type="float">
            <text:p>-4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4.452" calcext:value-type="float">
            <text:p>104,452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7" calcext:value-type="float">
            <text:p>5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048" calcext:value-type="float">
            <text:p>112,048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53" calcext:value-type="float">
            <text:p>106,530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957" calcext:value-type="float">
            <text:p>111,957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6" calcext:value-type="float">
            <text:p>-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05" calcext:value-type="float">
            <text:p>100,050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-0.1" calcext:value-type="float">
            <text:p>-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696" calcext:value-type="float">
            <text:p>108,696</text:p>
          </table:table-cell>
          <table:table-cell table:style-name="ce11" office:value-type="float" office:value="-0.8" calcext:value-type="float">
            <text:p>-0,8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71" calcext:value-type="float">
            <text:p>107,71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3.1" calcext:value-type="float">
            <text:p>3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489" calcext:value-type="float">
            <text:p>121,489</text:p>
          </table:table-cell>
          <table:table-cell table:style-name="ce11" office:value-type="float" office:value="-0.7" calcext:value-type="float">
            <text:p>-0,7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952" calcext:value-type="float">
            <text:p>112,952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2.7" calcext:value-type="float">
            <text:p>2,7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1 Extremadur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261" calcext:value-type="float">
            <text:p>116,261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3.182" calcext:value-type="float">
            <text:p>133,182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702" calcext:value-type="float">
            <text:p>116,70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7.157" calcext:value-type="float">
            <text:p>107,157</text:p>
          </table:table-cell>
          <table:table-cell table:style-name="ce11" office:value-type="float" office:value="16.2" calcext:value-type="float">
            <text:p>16,2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253" calcext:value-type="float">
            <text:p>105,253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6.8" calcext:value-type="float">
            <text:p>6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09.578" calcext:value-type="float">
            <text:p>109,578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2.525" calcext:value-type="float">
            <text:p>102,525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0.825" calcext:value-type="float">
            <text:p>110,82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35" calcext:value-type="float">
            <text:p>100,350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4.649" calcext:value-type="float">
            <text:p>104,649</text:p>
          </table:table-cell>
          <table:table-cell table:style-name="ce11" office:value-type="float" office:value="-0.5" calcext:value-type="float">
            <text:p>-0,5</text:p>
          </table:table-cell>
          <table:table-cell table:style-name="ce11" office:value-type="float" office:value="0.6" calcext:value-type="float">
            <text:p>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6.446" calcext:value-type="float">
            <text:p>106,446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3" calcext:value-type="float">
            <text:p>1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315" calcext:value-type="float">
            <text:p>118,31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3.6" calcext:value-type="float">
            <text:p>3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3.818" calcext:value-type="float">
            <text:p>113,818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2 Galici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636" calcext:value-type="float">
            <text:p>116,636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9.394" calcext:value-type="float">
            <text:p>129,394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3" calcext:value-type="float">
            <text:p>1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069" calcext:value-type="float">
            <text:p>116,069</text:p>
          </table:table-cell>
          <table:table-cell table:style-name="ce11" office:value-type="float" office:value="-0.3" calcext:value-type="float">
            <text:p>-0,3</text:p>
          </table:table-cell>
          <table:table-cell table:style-name="ce11" office:value-type="float" office:value="4.3" calcext:value-type="float">
            <text:p>4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9.738" calcext:value-type="float">
            <text:p>109,738</text:p>
          </table:table-cell>
          <table:table-cell table:style-name="ce11" office:value-type="float" office:value="10.3" calcext:value-type="float">
            <text:p>10,3</text:p>
          </table:table-cell>
          <table:table-cell table:style-name="ce11" office:value-type="float" office:value="-3.3" calcext:value-type="float">
            <text:p>-3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7.699" calcext:value-type="float">
            <text:p>107,699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4.934" calcext:value-type="float">
            <text:p>114,934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436" calcext:value-type="float">
            <text:p>106,436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3" calcext:value-type="float">
            <text:p>112,30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-0.1" calcext:value-type="float">
            <text:p>-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733" calcext:value-type="float">
            <text:p>100,733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405" calcext:value-type="float">
            <text:p>110,40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3" calcext:value-type="float">
            <text:p>3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5.472" calcext:value-type="float">
            <text:p>105,472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2.7" calcext:value-type="float">
            <text:p>2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2.475" calcext:value-type="float">
            <text:p>122,475</text:p>
          </table:table-cell>
          <table:table-cell table:style-name="ce11" office:value-type="float" office:value="-0.6" calcext:value-type="float">
            <text:p>-0,6</text:p>
          </table:table-cell>
          <table:table-cell table:style-name="ce11" office:value-type="float" office:value="4.4" calcext:value-type="float">
            <text:p>4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3.894" calcext:value-type="float">
            <text:p>113,894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3.1" calcext:value-type="float">
            <text:p>3,1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3 Madrid, Comunidad de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4.403" calcext:value-type="float">
            <text:p>114,403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661" calcext:value-type="float">
            <text:p>130,661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6" calcext:value-type="float">
            <text:p>1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092" calcext:value-type="float">
            <text:p>116,09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4" calcext:value-type="float">
            <text:p>4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9.516" calcext:value-type="float">
            <text:p>109,516</text:p>
          </table:table-cell>
          <table:table-cell table:style-name="ce11" office:value-type="float" office:value="6" calcext:value-type="float">
            <text:p>6,0</text:p>
          </table:table-cell>
          <table:table-cell table:style-name="ce11" office:value-type="float" office:value="-2.2" calcext:value-type="float">
            <text:p>-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845" calcext:value-type="float">
            <text:p>105,84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4.5" calcext:value-type="float">
            <text:p>4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1.951" calcext:value-type="float">
            <text:p>111,95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1.1" calcext:value-type="float">
            <text:p>1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2.222" calcext:value-type="float">
            <text:p>102,222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05.609" calcext:value-type="float">
            <text:p>105,609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4" calcext:value-type="float">
            <text:p>-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1.391" calcext:value-type="float">
            <text:p>101,391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1.282" calcext:value-type="float">
            <text:p>111,282</text:p>
          </table:table-cell>
          <table:table-cell table:style-name="ce11" office:value-type="float" office:value="-0.3" calcext:value-type="float">
            <text:p>-0,3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8.305" calcext:value-type="float">
            <text:p>108,305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1.995" calcext:value-type="float">
            <text:p>121,995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5.3" calcext:value-type="float">
            <text:p>5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3.174" calcext:value-type="float">
            <text:p>113,174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3.4" calcext:value-type="float">
            <text:p>3,4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4 Murcia, Región de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063" calcext:value-type="float">
            <text:p>116,063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382" calcext:value-type="float">
            <text:p>130,382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484" calcext:value-type="float">
            <text:p>117,484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5.571" calcext:value-type="float">
            <text:p>105,571</text:p>
          </table:table-cell>
          <table:table-cell table:style-name="ce11" office:value-type="float" office:value="5.6" calcext:value-type="float">
            <text:p>5,6</text:p>
          </table:table-cell>
          <table:table-cell table:style-name="ce11" office:value-type="float" office:value="-6.5" calcext:value-type="float">
            <text:p>-6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398" calcext:value-type="float">
            <text:p>105,398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5.7" calcext:value-type="float">
            <text:p>5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3.638" calcext:value-type="float">
            <text:p>113,638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2" calcext:value-type="float">
            <text:p>-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618" calcext:value-type="float">
            <text:p>106,618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289" calcext:value-type="float">
            <text:p>112,289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1" calcext:value-type="float">
            <text:p>1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584" calcext:value-type="float">
            <text:p>100,584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014" calcext:value-type="float">
            <text:p>110,014</text:p>
          </table:table-cell>
          <table:table-cell table:style-name="ce11" office:value-type="float" office:value="-0.5" calcext:value-type="float">
            <text:p>-0,5</text:p>
          </table:table-cell>
          <table:table-cell table:style-name="ce11" office:value-type="float" office:value="1.3" calcext:value-type="float">
            <text:p>1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454" calcext:value-type="float">
            <text:p>107,454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9.656" calcext:value-type="float">
            <text:p>119,656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4.1" calcext:value-type="float">
            <text:p>4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1.881" calcext:value-type="float">
            <text:p>111,88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5 Navarra, Comunidad Foral de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6.452" calcext:value-type="float">
            <text:p>116,452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696" calcext:value-type="float">
            <text:p>130,696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478" calcext:value-type="float">
            <text:p>116,478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" calcext:value-type="float">
            <text:p>4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7.879" calcext:value-type="float">
            <text:p>117,879</text:p>
          </table:table-cell>
          <table:table-cell table:style-name="ce11" office:value-type="float" office:value="13.2" calcext:value-type="float">
            <text:p>13,2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10.671" calcext:value-type="float">
            <text:p>110,671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4.6" calcext:value-type="float">
            <text:p>4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6.023" calcext:value-type="float">
            <text:p>116,023</text:p>
          </table:table-cell>
          <table:table-cell table:style-name="ce11" office:value-type="float" office:value="1" calcext:value-type="float">
            <text:p>1,0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369" calcext:value-type="float">
            <text:p>106,369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062" calcext:value-type="float">
            <text:p>112,062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-0.3" calcext:value-type="float">
            <text:p>-0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99.87" calcext:value-type="float">
            <text:p>99,870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-0.2" calcext:value-type="float">
            <text:p>-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929" calcext:value-type="float">
            <text:p>110,929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4.896" calcext:value-type="float">
            <text:p>104,896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3.2" calcext:value-type="float">
            <text:p>3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7.419" calcext:value-type="float">
            <text:p>117,419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3.4" calcext:value-type="float">
            <text:p>3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405" calcext:value-type="float">
            <text:p>112,40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6 País Vasco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959" calcext:value-type="float">
            <text:p>115,959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2.8" calcext:value-type="float">
            <text:p>2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0.152" calcext:value-type="float">
            <text:p>130,152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3.1" calcext:value-type="float">
            <text:p>3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966" calcext:value-type="float">
            <text:p>116,966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6.2" calcext:value-type="float">
            <text:p>6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1.426" calcext:value-type="float">
            <text:p>111,426</text:p>
          </table:table-cell>
          <table:table-cell table:style-name="ce11" office:value-type="float" office:value="9.3" calcext:value-type="float">
            <text:p>9,3</text:p>
          </table:table-cell>
          <table:table-cell table:style-name="ce11" office:value-type="float" office:value="-1.3" calcext:value-type="float">
            <text:p>-1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72" calcext:value-type="float">
            <text:p>105,720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5.8" calcext:value-type="float">
            <text:p>5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5.364" calcext:value-type="float">
            <text:p>115,364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019" calcext:value-type="float">
            <text:p>106,019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0.982" calcext:value-type="float">
            <text:p>110,98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931" calcext:value-type="float">
            <text:p>100,931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10.328" calcext:value-type="float">
            <text:p>110,328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7.7" calcext:value-type="float">
            <text:p>107,700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8.901" calcext:value-type="float">
            <text:p>118,901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4.9" calcext:value-type="float">
            <text:p>4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4.289" calcext:value-type="float">
            <text:p>114,289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7 Rioja, L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853" calcext:value-type="float">
            <text:p>115,853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7" calcext:value-type="float">
            <text:p>1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29.465" calcext:value-type="float">
            <text:p>129,465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458" calcext:value-type="float">
            <text:p>116,458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4" calcext:value-type="float">
            <text:p>4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2.338" calcext:value-type="float">
            <text:p>112,338</text:p>
          </table:table-cell>
          <table:table-cell table:style-name="ce11" office:value-type="float" office:value="6.6" calcext:value-type="float">
            <text:p>6,6</text:p>
          </table:table-cell>
          <table:table-cell table:style-name="ce11" office:value-type="float" office:value="-8" calcext:value-type="float">
            <text:p>-8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7.262" calcext:value-type="float">
            <text:p>107,262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5.1" calcext:value-type="float">
            <text:p>5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1.237" calcext:value-type="float">
            <text:p>111,237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-0.1" calcext:value-type="float">
            <text:p>-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7.419" calcext:value-type="float">
            <text:p>107,419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3.2" calcext:value-type="float">
            <text:p>3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465" calcext:value-type="float">
            <text:p>111,46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-0.7" calcext:value-type="float">
            <text:p>-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557" calcext:value-type="float">
            <text:p>100,557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9.435" calcext:value-type="float">
            <text:p>109,435</text:p>
          </table:table-cell>
          <table:table-cell table:style-name="ce11" office:value-type="float" office:value="-0.2" calcext:value-type="float">
            <text:p>-0,2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4.531" calcext:value-type="float">
            <text:p>104,531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9.643" calcext:value-type="float">
            <text:p>119,643</text:p>
          </table:table-cell>
          <table:table-cell table:style-name="ce11" office:value-type="float" office:value="-0.8" calcext:value-type="float">
            <text:p>-0,8</text:p>
          </table:table-cell>
          <table:table-cell table:style-name="ce11" office:value-type="float" office:value="3.4" calcext:value-type="float">
            <text:p>3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2.913" calcext:value-type="float">
            <text:p>112,913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2.2" calcext:value-type="float">
            <text:p>2,2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8 Ceut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5.214" calcext:value-type="float">
            <text:p>115,214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1.522" calcext:value-type="float">
            <text:p>131,522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3" calcext:value-type="float">
            <text:p>3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6.425" calcext:value-type="float">
            <text:p>116,42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2.9" calcext:value-type="float">
            <text:p>2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10.932" calcext:value-type="float">
            <text:p>110,932</text:p>
          </table:table-cell>
          <table:table-cell table:style-name="ce11" office:value-type="float" office:value="11.2" calcext:value-type="float">
            <text:p>11,2</text:p>
          </table:table-cell>
          <table:table-cell table:style-name="ce11" office:value-type="float" office:value="-4.3" calcext:value-type="float">
            <text:p>-4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3.056" calcext:value-type="float">
            <text:p>103,056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3.8" calcext:value-type="float">
            <text:p>3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08.848" calcext:value-type="float">
            <text:p>108,848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-0.4" calcext:value-type="float">
            <text:p>-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4.085" calcext:value-type="float">
            <text:p>104,085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0.6" calcext:value-type="float">
            <text:p>0,6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1.791" calcext:value-type="float">
            <text:p>111,79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2.757" calcext:value-type="float">
            <text:p>102,757</text:p>
          </table:table-cell>
          <table:table-cell table:style-name="ce11" office:value-type="float" office:value="-0.9" calcext:value-type="float">
            <text:p>-0,9</text:p>
          </table:table-cell>
          <table:table-cell table:style-name="ce11" office:value-type="float" office:value="0.9" calcext:value-type="float">
            <text:p>0,9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7.395" calcext:value-type="float">
            <text:p>107,395</text:p>
          </table:table-cell>
          <table:table-cell table:style-name="ce11" office:value-type="float" office:value="-0.7" calcext:value-type="float">
            <text:p>-0,7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2.738" calcext:value-type="float">
            <text:p>102,738</text:p>
          </table:table-cell>
          <table:table-cell table:number-columns-repeated="2"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11.673" calcext:value-type="float">
            <text:p>111,673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1.1" calcext:value-type="float">
            <text:p>1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09.848" calcext:value-type="float">
            <text:p>109,848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9" calcext:value-type="float">
            <text:p>1,9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 table:number-columns-spanned="4" table:number-rows-spanned="1">
            <text:p>19 Melilla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Índice general</text:p>
          </table:table-cell>
          <table:table-cell table:style-name="ce10" office:value-type="float" office:value="117.049" calcext:value-type="float">
            <text:p>117,049</text:p>
          </table:table-cell>
          <table:table-cell table:style-name="ce11" office:value-type="float" office:value="1.3" calcext:value-type="float">
            <text:p>1,3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1 Alimentos y bebidas no alcohólicas</text:p>
          </table:table-cell>
          <table:table-cell table:style-name="ce10" office:value-type="float" office:value="134.028" calcext:value-type="float">
            <text:p>134,028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2 Bebidas alcohólicas y tabaco</text:p>
          </table:table-cell>
          <table:table-cell table:style-name="ce10" office:value-type="float" office:value="117.296" calcext:value-type="float">
            <text:p>117,296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3.8" calcext:value-type="float">
            <text:p>3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3 Vestido y calzado</text:p>
          </table:table-cell>
          <table:table-cell table:style-name="ce10" office:value-type="float" office:value="108.775" calcext:value-type="float">
            <text:p>108,775</text:p>
          </table:table-cell>
          <table:table-cell table:style-name="ce11" office:value-type="float" office:value="16.7" calcext:value-type="float">
            <text:p>16,7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4 Vivienda, agua, electricidad, gas y otros combustibles</text:p>
          </table:table-cell>
          <table:table-cell table:style-name="ce10" office:value-type="float" office:value="105.227" calcext:value-type="float">
            <text:p>105,227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4.7" calcext:value-type="float">
            <text:p>4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5 Muebles, artículos del hogar y artículos para el mantenimiento corriente del hogar</text:p>
          </table:table-cell>
          <table:table-cell table:style-name="ce10" office:value-type="float" office:value="112.642" calcext:value-type="float">
            <text:p>112,642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6 Sanidad</text:p>
          </table:table-cell>
          <table:table-cell table:style-name="ce10" office:value-type="float" office:value="106.043" calcext:value-type="float">
            <text:p>106,043</text:p>
          </table:table-cell>
          <table:table-cell table:style-name="ce11" office:value-type="float" office:value="-0.1" calcext:value-type="float">
            <text:p>-0,1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7 Transporte</text:p>
          </table:table-cell>
          <table:table-cell table:style-name="ce10" office:value-type="float" office:value="112.929" calcext:value-type="float">
            <text:p>112,929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8" calcext:value-type="float">
            <text:p>1,8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8 Comunicaciones</text:p>
          </table:table-cell>
          <table:table-cell table:style-name="ce10" office:value-type="float" office:value="100.388" calcext:value-type="float">
            <text:p>100,388</text:p>
          </table:table-cell>
          <table:table-cell table:style-name="ce11" office:value-type="float" office:value="-1" calcext:value-type="float">
            <text:p>-1,0</text:p>
          </table:table-cell>
          <table:table-cell table:style-name="ce11" office:value-type="float" office:value="0" calcext:value-type="float">
            <text:p>0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09 Ocio y cultura</text:p>
          </table:table-cell>
          <table:table-cell table:style-name="ce10" office:value-type="float" office:value="108.1" calcext:value-type="float">
            <text:p>108,100</text:p>
          </table:table-cell>
          <table:table-cell table:style-name="ce11" office:value-type="float" office:value="-0.4" calcext:value-type="float">
            <text:p>-0,4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0 Enseñanza</text:p>
          </table:table-cell>
          <table:table-cell table:style-name="ce10" office:value-type="float" office:value="105.888" calcext:value-type="float">
            <text:p>105,888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2" calcext:value-type="float">
            <text:p>2,0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1 Restaurantes y hoteles</text:p>
          </table:table-cell>
          <table:table-cell table:style-name="ce10" office:value-type="float" office:value="120.846" calcext:value-type="float">
            <text:p>120,846</text:p>
          </table:table-cell>
          <table:table-cell table:style-name="ce11" office:value-type="float" office:value="0" calcext:value-type="float">
            <text:p>0,0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<text:s text:c="4"/>12 Otros bienes y servicios</text:p>
          </table:table-cell>
          <table:table-cell table:style-name="ce10" office:value-type="float" office:value="110.005" calcext:value-type="float">
            <text:p>110,005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2.6" calcext:value-type="float">
            <text:p>2,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Notas: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Fuente: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ituto Nacional de Estadística</text:p>
          </table:table-cell>
          <table:table-cell table:number-columns-repeated="16383"/>
        </table:table-row>
        <table:table-row table:style-name="ro1" table:number-rows-repeated="10482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0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$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1" number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tabla-50913" style:display-name="PageStyle_tabla-5091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4-11-18T18:23:07.016000000</dc:date>
    <meta:editing-duration>PT2M30S</meta:editing-duration>
    <meta:editing-cycles>1</meta:editing-cycles>
    <meta:document-statistic meta:table-count="1" meta:cell-count="1075" meta:object-count="0"/>
  </office:meta>
</office:document-meta>
</file>